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PRE">
      <style:graphic-properties draw:textarea-horizontal-align="justify" draw:textarea-vertical-align="middle" draw:auto-grow-height="false" fo:min-height="0.317cm" fo:min-width="1.588cm" style:writing-mode="lr-tb"/>
      <style:paragraph-properties style:writing-mode="lr-tb"/>
    </style:style>
    <style:style style:name="gr3" style:family="graphic" style:parent-style-name="PRE">
      <style:graphic-properties draw:textarea-horizontal-align="justify" draw:textarea-vertical-align="middle" draw:auto-grow-height="false" fo:min-height="0.317cm" fo:min-width="1.6cm" style:writing-mode="lr-tb"/>
      <style:paragraph-properties style:writing-mode="lr-tb"/>
    </style:style>
    <style:style style:name="gr4" style:family="graphic" style:parent-style-name="standard">
      <style:graphic-properties svg:stroke-color="#158466" draw:fill="solid" draw:fill-color="#ffffd7" draw:textarea-horizontal-align="justify" draw:textarea-vertical-align="top" draw:auto-grow-height="false" fo:min-height="6.549cm" fo:min-width="1.219cm" style:writing-mode="lr-tb"/>
      <style:paragraph-properties style:writing-mode="lr-tb"/>
    </style:style>
    <style:style style:name="gr5" style:family="graphic" style:parent-style-name="objectwithoutfill">
      <style:graphic-properties draw:textarea-vertical-align="middle" draw:auto-grow-height="false" fo:min-height="1.338cm" fo:min-width="2.357cm" style:writing-mode="lr-tb"/>
      <style:paragraph-properties style:writing-mode="lr-tb"/>
    </style:style>
    <style:style style:name="gr6" style:family="graphic" style:parent-style-name="objectwithoutfill">
      <style:graphic-properties draw:textarea-vertical-align="middle" draw:auto-grow-height="false" fo:min-height="0.703cm" fo:min-width="2.7cm" style:writing-mode="lr-tb"/>
      <style:paragraph-properties style:writing-mode="lr-tb"/>
    </style:style>
    <style:style style:name="gr7" style:family="graphic" style:parent-style-name="PRE">
      <style:graphic-properties draw:textarea-horizontal-align="justify" draw:textarea-vertical-align="middle" draw:auto-grow-height="false" fo:min-height="0.067cm" fo:min-width="1.405cm" style:writing-mode="lr-tb"/>
      <style:paragraph-properties style:writing-mode="lr-tb"/>
    </style:style>
    <style:style style:name="gr8" style:family="graphic" style:parent-style-name="Text">
      <style:graphic-properties draw:textarea-horizontal-align="justify" draw:textarea-vertical-align="middle" draw:auto-grow-height="false" fo:min-height="0.999cm" fo:min-width="2.858cm" style:writing-mode="lr-tb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textarea-vertical-align="middle" draw:auto-grow-height="false" fo:min-height="0.702cm" fo:min-width="1.405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textarea-vertical-align="middle" draw:auto-grow-height="false" fo:min-height="0.703cm" fo:min-width="4.993cm"/>
    </style:style>
    <style:style style:name="gr14" style:family="graphic" style:parent-style-name="objectwithoutfill">
      <style:graphic-properties draw:textarea-vertical-align="middle" draw:auto-grow-height="false" fo:min-height="0.703cm" fo:min-width="1.405cm"/>
    </style:style>
    <style:style style:name="gr15" style:family="graphic" style:parent-style-name="objectwithoutfill">
      <style:graphic-properties draw:textarea-vertical-align="middle" draw:auto-grow-height="false" fo:min-height="4.957cm" fo:min-width="0cm"/>
    </style:style>
    <style:style style:name="gr16" style:family="graphic" style:parent-style-name="Text">
      <style:graphic-properties draw:textarea-horizontal-align="justify" draw:textarea-vertical-align="middle" draw:auto-grow-height="false" fo:min-height="0.999cm" fo:min-width="5.08cm" style:writing-mode="lr-tb"/>
      <style:paragraph-properties style:writing-mode="lr-tb"/>
    </style:style>
    <style:style style:name="gr17" style:family="graphic" style:parent-style-name="Text">
      <style:graphic-properties draw:textarea-horizontal-align="justify" draw:textarea-vertical-align="middle" draw:auto-grow-height="false" fo:min-height="0.999cm" fo:min-width="2.145cm" style:writing-mode="lr-tb"/>
      <style:paragraph-properties style:writing-mode="lr-tb"/>
    </style:style>
    <style:style style:name="gr18" style:family="graphic" style:parent-style-name="objectwithoutfill">
      <style:graphic-properties draw:textarea-vertical-align="middle" draw:auto-grow-height="false" fo:min-height="1.557cm" fo:min-width="0cm"/>
    </style:style>
    <style:style style:name="gr19" style:family="graphic" style:parent-style-name="Text">
      <style:graphic-properties draw:textarea-horizontal-align="justify" draw:textarea-vertical-align="middle" draw:auto-grow-height="false" fo:min-height="0.749cm" fo:min-width="0.499cm" style:writing-mode="lr-tb"/>
      <style:paragraph-properties style:writing-mode="lr-tb"/>
    </style:style>
    <style:style style:name="gr20" style:family="graphic" style:parent-style-name="objectwithoutfill">
      <style:graphic-properties draw:textarea-vertical-align="middle" draw:auto-grow-height="false" fo:min-height="0.703cm" fo:min-width="1.482cm"/>
    </style:style>
    <style:style style:name="gr21" style:family="graphic" style:parent-style-name="objectwithoutfill">
      <style:graphic-properties draw:textarea-vertical-align="middle" draw:auto-grow-height="false" fo:min-height="0.703cm" fo:min-width="1.424cm"/>
    </style:style>
    <style:style style:name="gr22" style:family="graphic" style:parent-style-name="Text">
      <style:graphic-properties draw:textarea-horizontal-align="justify" draw:textarea-vertical-align="middle" draw:auto-grow-height="false" fo:min-height="0.999cm" fo:min-width="4.109cm" style:writing-mode="lr-tb"/>
      <style:paragraph-properties style:writing-mode="lr-tb"/>
    </style:style>
    <style:style style:name="gr23" style:family="graphic" style:parent-style-name="Text">
      <style:graphic-properties draw:textarea-horizontal-align="justify" draw:textarea-vertical-align="middle" draw:auto-grow-height="false" fo:min-height="0.999cm" fo:min-width="0.999cm" style:writing-mode="lr-tb"/>
      <style:paragraph-properties style:writing-mode="lr-tb"/>
    </style:style>
    <style:style style:name="gr24" style:family="graphic" style:parent-style-name="objectwithoutfill">
      <style:graphic-properties draw:textarea-vertical-align="middle" draw:auto-grow-height="false" fo:min-height="0.703cm" fo:min-width="2.992cm"/>
    </style:style>
    <style:style style:name="gr25" style:family="graphic" style:parent-style-name="Text">
      <style:graphic-properties draw:stroke="none" draw:textarea-vertical-align="middle" draw:auto-grow-height="false" fo:min-height="0.664cm" fo:min-width="1.299cm" style:writing-mode="lr-tb"/>
      <style:paragraph-properties style:writing-mode="lr-tb"/>
    </style:style>
    <style:style style:name="gr26" style:family="graphic" style:parent-style-name="Text">
      <style:graphic-properties draw:textarea-vertical-align="middle" draw:auto-grow-height="false" fo:min-height="0.66cm" fo:min-width="5.645cm" style:writing-mode="lr-tb"/>
      <style:paragraph-properties style:writing-mode="lr-tb"/>
    </style:style>
    <style:style style:name="gr27" style:family="graphic" style:parent-style-name="objectwithoutfill">
      <style:graphic-properties draw:textarea-vertical-align="middle" draw:auto-grow-height="false" fo:min-height="0.545cm" fo:min-width="1.724cm" style:writing-mode="lr-tb"/>
      <style:paragraph-properties style:writing-mode="lr-tb"/>
    </style:style>
    <style:style style:name="gr28" style:family="graphic" style:parent-style-name="standard">
      <style:graphic-properties draw:textarea-vertical-align="middle" draw:auto-grow-height="false" fo:min-height="0.786cm" fo:min-width="1.488cm" fo:wrap-option="wrap" style:writing-mode="lr-tb"/>
      <style:paragraph-properties style:writing-mode="lr-tb"/>
    </style:style>
    <style:style style:name="gr29" style:family="graphic" style:parent-style-name="objectwithoutfill">
      <style:graphic-properties draw:textarea-vertical-align="middle" draw:auto-grow-height="false" fo:min-height="0.226cm" fo:min-width="1.28cm" style:writing-mode="lr-tb"/>
      <style:paragraph-properties style:writing-mode="lr-tb"/>
    </style:style>
    <style:style style:name="gr30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33" style:family="graphic" style:parent-style-name="Text" style:list-style-name="L2">
      <style:graphic-properties draw:stroke="none" draw:textarea-vertical-align="middle" draw:auto-grow-height="false" fo:min-height="0.664cm" fo:min-width="1.299cm" style:writing-mode="lr-tb"/>
      <style:paragraph-properties style:writing-mode="lr-tb"/>
    </style:style>
    <style:style style:name="gr34" style:family="graphic" style:parent-style-name="objectwithoutfill">
      <style:graphic-properties draw:textarea-vertical-align="middle" draw:auto-grow-height="false" fo:min-height="0.021cm" fo:min-width="0cm"/>
    </style:style>
    <style:style style:name="gr35" style:family="graphic" style:parent-style-name="objectwithoutfill">
      <style:graphic-properties draw:textarea-vertical-align="middle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0.769cm"/>
    </style:style>
    <style:style style:name="gr37" style:family="graphic" style:parent-style-name="objectwithoutfill">
      <style:graphic-properties draw:textarea-vertical-align="middle" draw:auto-grow-height="false" fo:min-height="0.648cm" fo:min-width="0.398cm"/>
    </style:style>
    <style:style style:name="gr38" style:family="graphic" style:parent-style-name="objectwithoutfill">
      <style:graphic-properties draw:marker-end="Arrowheads_20_12" draw:marker-end-width="0.3cm" draw:fill="none" draw:textarea-vertical-align="middle"/>
    </style:style>
    <style:style style:name="gr39" style:family="graphic" style:parent-style-name="Text" style:list-style-name="L2">
      <style:graphic-properties draw:textarea-vertical-align="middle" draw:auto-grow-height="false" fo:min-height="0.66cm" fo:min-width="5.645cm" style:writing-mode="lr-tb"/>
      <style:paragraph-properties style:writing-mode="lr-tb"/>
    </style:style>
    <style:style style:name="gr40" style:family="graphic" style:parent-style-name="objectwithoutfill">
      <style:graphic-properties draw:textarea-vertical-align="middle" draw:auto-grow-height="false" fo:min-height="0.226cm" fo:min-width="1.85cm" style:writing-mode="lr-tb"/>
      <style:paragraph-properties style:writing-mode="lr-tb"/>
    </style:style>
    <style:style style:name="gr41" style:family="graphic" style:parent-style-name="objectwithoutfill">
      <style:graphic-properties draw:textarea-vertical-align="middle" draw:auto-grow-height="false" fo:min-height="0.591cm" fo:min-width="2.041cm" style:writing-mode="lr-tb"/>
      <style:paragraph-properties style:writing-mode="lr-tb"/>
    </style:style>
    <style:style style:name="gr42" style:family="graphic" style:parent-style-name="objectwithoutfill">
      <style:graphic-properties draw:stroke="dash" draw:stroke-dash="Double_20_Dash" svg:stroke-linecap="butt" draw:textarea-horizontal-align="left" draw:textarea-vertical-align="top" draw:auto-grow-height="false" fo:min-height="3.574cm" fo:min-width="7.586cm" style:writing-mode="lr-tb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objectwithoutfill">
      <style:graphic-properties draw:marker-end="Arrowheads_20_13" draw:marker-end-width="0.3cm" draw:fill="none" draw:textarea-vertical-align="middle"/>
    </style:style>
    <style:style style:name="gr45" style:family="graphic" style:parent-style-name="objectwithoutfill">
      <style:graphic-properties draw:marker-end="Arrowheads_20_14" draw:marker-end-width="0.3cm" draw:fill="none" draw:textarea-vertical-align="middle"/>
    </style:style>
    <style:style style:name="gr46" style:family="graphic" style:parent-style-name="objectwithoutfill">
      <style:graphic-properties draw:textarea-vertical-align="middle" draw:auto-grow-height="false" fo:min-height="0.703cm" fo:min-width="2.358cm"/>
      <style:paragraph-properties style:writing-mode="lr-tb"/>
    </style:style>
    <style:style style:name="gr47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start="Arrowheads_20_20" draw:marker-end="" draw:marker-end-width="0.3cm" draw:fill="none" draw:textarea-vertical-align="middle"/>
      <style:paragraph-properties style:writing-mode="lr-tb"/>
    </style:style>
    <style:style style:name="gr49" style:family="graphic" style:parent-style-name="objectwithoutfill">
      <style:graphic-properties draw:marker-start="Arrowheads_20_20" draw:marker-end="Arrowheads_20_17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textarea-vertical-align="middle" draw:auto-grow-height="false" fo:min-height="0cm" fo:min-width="0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Text">
      <style:graphic-properties draw:textarea-horizontal-align="justify" draw:textarea-vertical-align="middle" draw:auto-grow-height="false" fo:min-height="0.999cm" fo:min-width="0.999cm"/>
      <style:paragraph-properties style:writing-mode="lr-tb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293cm"/>
    </style:style>
    <style:style style:name="gr54" style:family="graphic" style:parent-style-name="objectwithoutfill">
      <style:graphic-properties draw:textarea-vertical-align="middle" draw:auto-grow-height="false" fo:min-height="0.354cm" fo:min-width="0.062cm"/>
    </style:style>
    <style:style style:name="gr55" style:family="graphic" style:parent-style-name="objectwithoutfill">
      <style:graphic-properties draw:textarea-vertical-align="middle" draw:auto-grow-height="false" fo:min-height="1.539cm" fo:min-width="1.606cm"/>
    </style:style>
    <style:style style:name="gr5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7" style:family="graphic" style:parent-style-name="objectwithoutfill">
      <style:graphic-properties draw:textarea-vertical-align="middle" draw:auto-grow-height="false" fo:min-height="0.125cm" fo:min-width="0.136cm"/>
    </style:style>
    <style:style style:name="gr58" style:family="graphic" style:parent-style-name="objectwithoutfill">
      <style:graphic-properties draw:textarea-vertical-align="middle" draw:auto-grow-height="false" fo:min-height="0.405cm" fo:min-width="0.611cm"/>
    </style:style>
    <style:style style:name="P1" style:family="paragraph">
      <style:paragraph-properties fo:text-align="center"/>
      <style:text-properties style:font-size-asian="9pt" style:font-size-complex="9pt"/>
    </style:style>
    <style:style style:name="P2" style:family="paragraph">
      <style:paragraph-properties fo:text-align="center" style:writing-mode="lr-tb"/>
      <style:text-properties style:font-size-asian="9pt" style:font-size-complex="9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ffffd7"/>
      <style:paragraph-properties fo:text-align="center" style:writing-mode="lr-tb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 style:writing-mode="lr-tb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 style:writing-mode="lr-tb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style:text-properties fo:font-size="11pt"/>
    </style:style>
    <style:style style:name="P13" style:family="paragraph">
      <style:paragraph-properties style:writing-mode="lr-tb"/>
      <style:text-properties fo:font-size="11pt"/>
    </style:style>
    <style:style style:name="P14" style:family="paragraph">
      <style:paragraph-properties fo:text-align="start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5" style:family="paragraph">
      <style:paragraph-properties fo:text-align="start" style:writing-mode="lr-tb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style:font-size-asian="9pt" style:font-size-complex="9pt"/>
    </style:style>
    <style:style style:name="T2" style:family="text">
      <style:text-properties fo:font-size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/>
    </style:style>
    <style:style style:name="T5" style:family="text">
      <style:text-properties fo:font-size="9pt" style:text-underline-style="none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custom-shape draw:style-name="gr2" draw:text-style-name="P2" draw:layer="layout" svg:width="1.588cm" svg:height="0.317cm" svg:x="6.973cm" svg:y="2.582cm">
            <text:p text:style-name="P1"><text:span text:style-name="T1">0x3D1F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2.583cm">
            <text:p text:style-name="P1"><text:span text:style-name="T1">0xFEA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88cm" svg:height="0.317cm" svg:x="6.973cm" svg:y="2.881cm">
            <text:p text:style-name="P1"><text:span text:style-name="T1">0x896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2.882cm">
            <text:p text:style-name="P1"><text:span text:style-name="T1">0x810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88cm" svg:height="0.317cm" svg:x="6.973cm" svg:y="3.181cm">
            <text:p text:style-name="P1"><text:span text:style-name="T1">0xB7C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6cm" svg:height="0.317cm" svg:x="8.561cm" svg:y="3.182cm">
            <text:p text:style-name="P1"><text:span text:style-name="T1">0x1E8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4" draw:layer="layout" svg:width="1.905cm" svg:height="6.985cm" svg:x="3.14cm" svg:y="0.365cm">
          <text:p text:style-name="P3"><text:span text:style-name="T2">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57cm" svg:height="1.588cm" svg:x="2.605cm" svg:y="1.317cm">
          <text:p text:style-name="P5">Anchoring node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57cm" svg:height="1.588cm" svg:x="2.605cm" svg:y="5.127cm">
          <text:p text:style-name="P5">Anchoring node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2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1.905cm" svg:height="0.317cm" svg:x="3.14cm" svg:y="3.235cm">
          <text:p text:style-name="P1"><text:span text:style-name="T1">0x896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0.953cm" svg:x="6.967cm" svg:y="3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5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6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2cm" svg:height="0.953cm" svg:x="6.967cm" svg:y="1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858cm" svg:height="0.999cm" svg:x="7.138cm" svg:y="0.107cm">
          <text:p text:style-name="P5">Service Nodes</text:p>
          <draw:enhanced-geometry svg:viewBox="0 0 21600 21600" draw:type="rectangle" draw:enhanced-path="M 0 0 L 21600 0 21600 21600 0 21600 0 0 Z N"/>
        </draw:custom-shape>
        <draw:connector draw:style-name="gr9" draw:text-style-name="P7" draw:layer="controls" draw:type="lines" svg:x1="5.045cm" svg:y1="3.393cm" svg:x2="6.973cm" svg:y2="3.04cm" draw:start-shape="id1" draw:start-glue-point="1" draw:end-shape="id2" draw:end-glue-point="3" svg:d="M5045 3393h499l929-353h500" svg:viewBox="0 0 1929 354">
          <text:p/>
        </draw:connector>
        <draw:connector draw:style-name="gr10" draw:text-style-name="P7" draw:layer="measurelines" draw:type="lines" svg:x1="6.973cm" svg:y1="3.04cm" svg:x2="5.462cm" svg:y2="4.016cm" draw:start-shape="id2" draw:start-glue-point="3" draw:end-shape="id3" svg:d="M6973 3040h-500l-474 976h-537" svg:viewBox="0 0 1512 977">
          <text:p/>
        </draw:connector>
        <draw:custom-shape draw:style-name="gr11" draw:text-style-name="P6" xml:id="id4" draw:id="id4" draw:layer="measurelines" svg:width="1.905cm" svg:height="0.952cm" svg:x="0.047cm" svg:y="6.08cm">
          <text:p text:style-name="P5">3rd party API</text:p>
          <draw:enhanced-geometry svg:viewBox="0 0 21600 21600" draw:type="rectangle" draw:enhanced-path="M 0 0 L 21600 0 21600 21600 0 21600 0 0 Z N"/>
        </draw:custom-shape>
        <draw:connector draw:style-name="gr12" draw:text-style-name="P7" draw:layer="measurelines" draw:type="lines" svg:x1="2.605cm" svg:y1="4.016cm" svg:x2="0.999cm" svg:y2="6.08cm" draw:start-shape="id3" draw:start-glue-point="3" draw:end-shape="id4" svg:d="M2605 4016h-539l-1067 1526v538" svg:viewBox="0 0 1607 2065">
          <text:p/>
        </draw:connector>
        <draw:custom-shape draw:style-name="gr5" draw:text-style-name="P6" xml:id="id3" draw:id="id3" draw:layer="layout" svg:width="2.857cm" svg:height="1.588cm" svg:x="2.605cm" svg:y="3.222cm">
          <text:p text:style-name="P5">Anchoring node B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5" draw:layer="layout" svg:width="5.493cm" svg:height="0.953cm" svg:x="2.922cm" svg:y="2.3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905cm" svg:height="0.953cm" svg:x="8.415cm" svg:y="2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317cm" svg:height="5.493cm" draw:transform="rotate (-1.5707963267949) translate (8.415cm 1.8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6" draw:layer="layout" svg:width="5.08cm" svg:height="0.999cm" svg:x="3.017cm" svg:y="0.552cm">
          <text:p text:style-name="P5">Resources available </text:p>
          <text:p text:style-name="P5">for Service TokenScripts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145cm" svg:height="0.999cm" svg:x="8.31cm" svg:y="0.552cm">
          <text:p text:style-name="P5">Protocol </text:p>
          <text:p text:style-name="P5">overhead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10.32cm 1.8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6" draw:layer="layout" svg:width="0.999cm" svg:height="0.999cm" svg:x="1.247cm" svg:y="2.235cm">
          <text:p text:style-name="P5">Service </text:p>
          <text:p text:style-name="P5">Node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982cm" svg:height="0.953cm" svg:x="2.893cm" svg:y="6.1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924cm" svg:height="0.953cm" svg:x="8.367cm" svg:y="6.1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4.109cm" svg:height="0.999cm" svg:x="2.088cm" svg:y="4.352cm">
          <text:p text:style-name="P5">Resources available </text:p>
          <text:p text:style-name="P5">for TEE with SGX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10.291cm 5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6" draw:layer="layout" svg:width="0.999cm" svg:height="0.999cm" svg:x="1.218cm" svg:y="6.035cm">
          <text:p text:style-name="P5">Service </text:p>
          <text:p text:style-name="P5">Node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317cm" svg:height="1.905cm" draw:transform="rotate (-1.5707963267949) translate (4.791cm 5.6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6" draw:layer="layout" svg:width="2.145cm" svg:height="0.999cm" svg:x="8.31cm" svg:y="4.352cm">
          <text:p text:style-name="P5">Protocol </text:p>
          <text:p text:style-name="P5">overhead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492cm" svg:height="0.953cm" svg:x="4.875cm" svg:y="6.1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299cm" svg:height="0.664cm" svg:x="0.135cm" svg:y="0.018cm">
          <text:list text:style-name="L2">
            <text:list-item>
              <text:p text:style-name="P8"><text:span text:style-name="T3">Ide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645cm" svg:height="0.66cm" svg:x="0.135cm" svg:y="3.657cm">
          <text:list text:style-name="L2">
            <text:list-item>
              <text:p text:style-name="P10"><text:span text:style-name="T3">Current Limitation with TEE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7" draw:text-style-name="P6" xml:id="id5" draw:id="id5" draw:layer="controls" svg:width="2.223cm" svg:height="1.27cm" svg:x="8.205cm" svg:y="1.385cm">
          <text:p text:style-name="P5">Google/</text:p>
          <text:p text:style-name="P5">Faceboo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3" xml:id="id6" draw:id="id6" draw:layer="controls" svg:width="2.222cm" svg:height="1.27cm" svg:x="3.83cm" svg:y="1.385cm">
          <text:p text:style-name="P12"><text:span text:style-name="T4">Websit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9" draw:text-style-name="P6" draw:layer="controls" svg:width="2.222cm" svg:height="0.952cm" svg:x="1.49cm" svg:y="1.544cm">
          <text:p text:style-name="P5">Interac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0" draw:text-style-name="P7" draw:layer="controls" draw:type="curve" svg:x1="9.317cm" svg:y1="2.655cm" svg:x2="4.941cm" svg:y2="2.655cm" draw:start-shape="id5" draw:start-glue-point="7" draw:end-shape="id6" svg:d="M9317 2655c0 808-4376 808-4376 0" svg:viewBox="0 0 4377 607">
          <text:p text:style-name="P5">Post / Share</text:p>
        </draw:connector>
        <draw:connector draw:style-name="gr31" draw:text-style-name="P7" draw:layer="controls" draw:type="curve" svg:x1="8.205cm" svg:y1="2.02cm" svg:x2="6.052cm" svg:y2="2.02cm" draw:start-shape="id5" draw:start-glue-point="6" draw:end-shape="id6" draw:end-glue-point="1" svg:d="M8205 2020h-2153" svg:viewBox="0 0 2154 1">
          <text:p text:style-name="P5">Checkout</text:p>
          <text:p text:style-name="P5"/>
        </draw:connector>
        <draw:connector draw:style-name="gr32" draw:text-style-name="P7" draw:layer="controls" draw:type="curve" svg:x1="9.317cm" svg:y1="1.385cm" svg:x2="4.941cm" svg:y2="1.385cm" draw:start-shape="id5" draw:start-glue-point="5" draw:end-shape="id6" draw:end-glue-point="0" svg:d="M9317 1385c0-808-4376-808-4376 0" svg:viewBox="0 0 4377 607">
          <text:p text:style-name="P5">Login</text:p>
        </draw:connector>
        <draw:custom-shape draw:style-name="gr33" draw:text-style-name="P15" draw:layer="controls" svg:width="1.299cm" svg:height="0.664cm" svg:x="0.137cm" svg:y="0.086cm">
          <text:list text:style-name="L2">
            <text:list-item>
              <text:p text:style-name="P14"><text:span text:style-name="T5">Now</text:span></text:p>
            </text:list-item>
          </text:list>
          <draw:enhanced-geometry svg:viewBox="0 0 21600 21600" draw:type="rectangle" draw:enhanced-path="M 0 0 L 21600 0 21600 21600 0 21600 0 0 Z N"/>
        </draw:custom-shape>
        <draw:g draw:style-name="gr1">
          <draw:custom-shape draw:style-name="gr34" draw:text-style-name="P5" draw:layer="controls" svg:width="0.381cm" svg:height="0.381cm" svg:x="0.528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35" draw:text-style-name="P5" draw:layer="controls" svg:width="0.952cm" svg:height="0.952cm" svg:x="0.242cm" svg:y="1.927cm" draw:kind="cut" draw:start-angle="0" draw:end-angle="180">
            <text:p/>
          </draw:circle>
          <draw:custom-shape draw:style-name="gr36" draw:text-style-name="P16" draw:layer="controls" svg:width="1.269cm" svg:height="0.254cm" svg:x="0.084cm" svg:y="2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5" draw:layer="controls" svg:width="1.27cm" svg:height="1.27cm" svg:x="0.083cm" svg:y="1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g draw:style-name="gr1" xml:id="id9" draw:id="id9">
          <draw:custom-shape draw:style-name="gr34" draw:text-style-name="P5" draw:layer="controls" svg:width="0.381cm" svg:height="0.381cm" svg:x="0.51cm" svg:y="1.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35" draw:text-style-name="P5" draw:layer="controls" svg:width="0.952cm" svg:height="0.952cm" svg:x="0.224cm" svg:y="1.606cm" draw:kind="cut" draw:start-angle="0" draw:end-angle="180">
            <text:p/>
          </draw:circle>
          <draw:custom-shape draw:style-name="gr36" draw:text-style-name="P16" draw:layer="controls" svg:width="1.269cm" svg:height="0.254cm" svg:x="0.066cm" svg:y="1.98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" draw:layer="controls" svg:width="1.27cm" svg:height="1.27cm" svg:x="0.065cm" svg:y="1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7" draw:layer="controls" draw:type="curve" svg:x1="7.784cm" svg:y1="5.006cm" svg:x2="8.727cm" svg:y2="2.314cm" draw:start-shape="id7" draw:start-glue-point="7" draw:end-shape="id8" draw:end-glue-point="2" svg:d="M7784 5006c629 0 943-897 943-2692" svg:viewBox="0 0 944 2693">
          <text:p/>
        </draw:connector>
        <draw:custom-shape draw:style-name="gr39" draw:text-style-name="P11" draw:layer="controls" svg:width="5.645cm" svg:height="0.66cm" svg:x="0.119cm" svg:y="0.297cm">
          <text:list text:style-name="L2">
            <text:list-item>
              <text:p text:style-name="P10"><text:span text:style-name="T3">Next Generation Web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3" xml:id="id8" draw:id="id8" draw:layer="controls" svg:width="2.222cm" svg:height="1.27cm" svg:x="7.616cm" svg:y="1.044cm">
          <text:p text:style-name="P12"><text:span text:style-name="T4">Websit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0" draw:text-style-name="P6" draw:layer="controls" svg:width="2.934cm" svg:height="0.952cm" svg:x="3.129cm" svg:y="1.203cm">
          <text:p text:style-name="P5">Interac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6" draw:layer="controls" svg:width="2.54cm" svg:height="0.952cm" svg:x="5.245cm" svg:y="3.355cm">
          <text:p text:style-name="P5">Membership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xml:id="id7" draw:id="id7" draw:layer="controls" svg:width="2.54cm" svg:height="0.952cm" svg:x="5.244cm" svg:y="4.53cm">
          <text:p text:style-name="P5">Flight Ticket</text:p>
          <text:p text:style-name="P5">Token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draw:layer="controls" svg:width="2.54cm" svg:height="0.952cm" svg:x="5.244cm" svg:y="5.8cm">
          <text:p text:style-name="P5">Health Token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draw:layer="controls" svg:width="2.54cm" svg:height="0.952cm" svg:x="2.069cm" svg:y="3.987cm">
          <text:p text:style-name="P5">Payment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6" xml:id="id10" draw:id="id10" draw:layer="controls" svg:width="2.54cm" svg:height="0.952cm" svg:x="2.07cm" svg:y="5.188cm">
          <text:p text:style-name="P5">Preference</text:p>
          <text:p text:style-name="P5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6" draw:layer="controls" svg:width="8.732cm" svg:height="4.128cm" svg:x="0.665cm" svg:y="2.942cm">
          <text:p text:style-name="P5">Smart Layer Netwo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3" draw:text-style-name="P7" draw:layer="controls" draw:type="curve" svg:x1="0.7cm" svg:y1="2.3cm" svg:x2="5.244cm" svg:y2="5.006cm" draw:start-shape="id9" draw:start-glue-point="2" draw:end-shape="id7" draw:end-glue-point="5" svg:d="M700 2300c0 1804 1514 2706 4544 2706" svg:viewBox="0 0 4545 2707">
          <text:p/>
        </draw:connector>
        <draw:connector draw:style-name="gr44" draw:text-style-name="P7" draw:layer="controls" draw:type="curve" svg:x1="0.7cm" svg:y1="2.3cm" svg:x2="2.07cm" svg:y2="5.664cm" draw:start-shape="id9" draw:start-glue-point="2" draw:end-shape="id10" draw:end-glue-point="5" svg:d="M700 2300c0 2243 456 3364 1370 3364" svg:viewBox="0 0 1371 3365">
          <text:p/>
        </draw:connector>
        <draw:connector draw:style-name="gr45" draw:text-style-name="P7" draw:layer="controls" draw:type="curve" svg:x1="4.61cm" svg:y1="5.664cm" svg:x2="8.727cm" svg:y2="2.314cm" draw:start-shape="id10" draw:start-glue-point="7" draw:end-shape="id8" draw:end-glue-point="2" svg:d="M4610 5664c2745 0 4117-1116 4117-3350" svg:viewBox="0 0 4118 3351">
          <text:p/>
        </draw:connector>
      </draw:page>
      <draw:page draw:name="page5" draw:style-name="dp1" draw:master-page-name="Default">
        <draw:custom-shape draw:style-name="gr46" draw:text-style-name="P5" draw:layer="layout" svg:width="2.858cm" svg:height="0.953cm" svg:x="6.162cm" svg:y="3.498cm">
          <text:p text:style-name="P5">Anchoring node</text:p>
          <draw:enhanced-geometry svg:viewBox="0 0 21600 21600" draw:type="rectangle" draw:enhanced-path="M 0 0 L 21600 0 21600 21600 0 21600 0 0 Z N"/>
        </draw:custom-shape>
        <draw:g>
          <draw:line draw:style-name="gr47" draw:text-style-name="P7" draw:layer="layout" svg:x1="3.087cm" svg:y1="3.657cm" svg:x2="5.945cm" svg:y2="3.657cm">
            <text:p text:style-name="P5">Look up</text:p>
            <text:p text:style-name="P5"/>
          </draw:line>
          <draw:line draw:style-name="gr48" draw:text-style-name="P7" draw:layer="layout" svg:x1="3.087cm" svg:y1="4.292cm" svg:x2="5.945cm" svg:y2="4.292cm">
            <text:p text:style-name="P5">Return</text:p>
            <text:p text:style-name="P5">Service Node</text:p>
          </draw:line>
        </draw:g>
        <draw:line draw:style-name="gr49" draw:text-style-name="P7" draw:layer="layout" svg:x1="3.068cm" svg:y1="1.434cm" svg:x2="5.926cm" svg:y2="1.434cm">
          <text:p text:style-name="P5">Get user</text:p>
          <text:p text:style-name="P5">Autorisation</text:p>
        </draw:line>
        <draw:g draw:style-name="gr1">
          <draw:custom-shape draw:style-name="gr50" draw:text-style-name="P5" draw:layer="layout" svg:width="0.635cm" svg:height="0.317cm" svg:x="7.032cm" svg:y="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7" draw:layer="layout" svg:x1="7.35cm" svg:y1="1.117cm" svg:x2="7.35cm" svg:y2="2.069cm">
            <text:p/>
          </draw:line>
          <draw:line draw:style-name="gr51" draw:text-style-name="P7" draw:layer="layout" svg:x1="7.032cm" svg:y1="1.752cm" svg:x2="7.35cm" svg:y2="1.752cm">
            <text:p/>
          </draw:line>
          <draw:line draw:style-name="gr51" draw:text-style-name="P7" draw:layer="layout" svg:x1="7.032cm" svg:y1="1.435cm" svg:x2="7.35cm" svg:y2="1.435cm">
            <text:p/>
          </draw:line>
        </draw:g>
        <draw:custom-shape draw:style-name="gr52" draw:text-style-name="P5" draw:layer="layout" svg:width="0.999cm" svg:height="0.999cm" svg:x="-0.313cm" svg:y="-0.253cm">
          <text:p text:style-name="P5">①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0.999cm" svg:height="0.999cm" svg:x="-0.313cm" svg:y="4.947cm">
          <text:p text:style-name="P5">③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0.999cm" svg:height="0.999cm" svg:x="-0.313cm" svg:y="2.347cm">
          <text:p text:style-name="P5">②</text:p>
          <draw:enhanced-geometry svg:viewBox="0 0 21600 21600" draw:type="rectangle" draw:enhanced-path="M 0 0 L 21600 0 21600 21600 0 21600 0 0 Z N"/>
        </draw:custom-shape>
        <draw:g draw:style-name="gr1">
          <draw:g draw:style-name="gr1">
            <draw:g draw:style-name="gr1">
              <draw:custom-shape draw:style-name="gr50" draw:text-style-name="P5" draw:layer="layout" svg:width="0.238cm" svg:height="0.256cm" svg:x="1.319cm" svg:y="3.8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35" draw:text-style-name="P5" draw:layer="layout" svg:width="0.596cm" svg:height="0.639cm" svg:x="1.14cm" svg:y="4.061cm" draw:kind="cut" draw:start-angle="0" draw:end-angle="180">
                <text:p/>
              </draw:ellipse>
              <draw:custom-shape draw:style-name="gr53" draw:text-style-name="P16" draw:layer="layout" svg:width="0.793cm" svg:height="0.17cm" svg:x="1.042cm" svg:y="4.3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5" draw:layer="layout" svg:width="0.794cm" svg:height="0.852cm" svg:x="1.041cm" svg:y="3.6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5" draw:text-style-name="P5" draw:layer="layout" svg:width="2.222cm" svg:height="1.905cm" svg:x="0.365cm" svg:y="3.022cm">
              <text:p/>
              <draw:enhanced-geometry svg:viewBox="0 0 21600 21600" draw:path-stretchpoint-x="10800" draw:path-stretchpoint-y="10800" draw:text-areas="?f3 ?f4 ?f5 ?f6" draw:type="round-rectangle" draw:modifiers="2266.526757607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51" draw:text-style-name="P7" draw:layer="layout" svg:x1="0.365cm" svg:y1="3.34cm" svg:x2="2.587cm" svg:y2="3.34cm">
              <text:p/>
            </draw:line>
            <draw:custom-shape draw:style-name="gr56" draw:text-style-name="P5" draw:layer="layout" svg:width="0.025cm" svg:height="0.025cm" svg:x="0.547cm" svg:y="3.1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0.025cm" svg:height="0.025cm" svg:x="0.647cm" svg:y="3.1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0.025cm" svg:height="0.025cm" svg:x="0.747cm" svg:y="3.1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custom-shape draw:style-name="gr57" draw:text-style-name="P5" draw:layer="layout" svg:width="0.635cm" svg:height="0.424cm" svg:x="1.835cm" svg:y="3.474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 draw:style-name="gr1">
              <draw:custom-shape draw:style-name="gr50" draw:text-style-name="P5" draw:layer="layout" svg:width="0.213cm" svg:height="0.106cm" draw:transform="rotate (1.5707963267949) translate (1.941cm 3.79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51" draw:text-style-name="P7" draw:layer="layout" svg:x1="2.047cm" svg:y1="3.686cm" svg:x2="2.365cm" svg:y2="3.686cm">
                <text:p/>
              </draw:line>
              <draw:line draw:style-name="gr51" draw:text-style-name="P7" draw:layer="layout" svg:x1="2.259cm" svg:y1="3.579cm" svg:x2="2.259cm" svg:y2="3.685cm">
                <text:p/>
              </draw:line>
              <draw:line draw:style-name="gr51" draw:text-style-name="P7" draw:layer="layout" svg:x1="2.153cm" svg:y1="3.579cm" svg:x2="2.153cm" svg:y2="3.685cm">
                <text:p/>
              </draw:line>
            </draw:g>
          </draw:g>
        </draw:g>
        <draw:g draw:style-name="gr1">
          <draw:g draw:style-name="gr1">
            <draw:custom-shape draw:style-name="gr50" draw:text-style-name="P5" draw:layer="layout" svg:width="0.238cm" svg:height="0.256cm" svg:x="1.319cm" svg:y="1.2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5" draw:text-style-name="P5" draw:layer="layout" svg:width="0.596cm" svg:height="0.639cm" svg:x="1.14cm" svg:y="1.521cm" draw:kind="cut" draw:start-angle="0" draw:end-angle="180">
              <text:p/>
            </draw:ellipse>
            <draw:custom-shape draw:style-name="gr53" draw:text-style-name="P16" draw:layer="layout" svg:width="0.793cm" svg:height="0.17cm" svg:x="1.042cm" svg:y="1.7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5" draw:layer="layout" svg:width="0.794cm" svg:height="0.852cm" svg:x="1.041cm" svg:y="1.1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5" draw:layer="layout" svg:width="2.222cm" svg:height="1.905cm" svg:x="0.365cm" svg:y="0.482cm">
            <text:p/>
            <draw:enhanced-geometry svg:viewBox="0 0 21600 21600" draw:path-stretchpoint-x="10800" draw:path-stretchpoint-y="10800" draw:text-areas="?f3 ?f4 ?f5 ?f6" draw:type="round-rectangle" draw:modifiers="2266.526757607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1" draw:text-style-name="P7" draw:layer="layout" svg:x1="0.365cm" svg:y1="0.8cm" svg:x2="2.587cm" svg:y2="0.8cm">
            <text:p/>
          </draw:line>
          <draw:custom-shape draw:style-name="gr56" draw:text-style-name="P5" draw:layer="layout" svg:width="0.025cm" svg:height="0.025cm" svg:x="0.547cm" svg:y="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5" draw:layer="layout" svg:width="0.025cm" svg:height="0.025cm" svg:x="0.647cm" svg:y="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5" draw:layer="layout" svg:width="0.025cm" svg:height="0.025cm" svg:x="0.747cm" svg:y="0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5" draw:layer="layout" svg:width="2.858cm" svg:height="0.953cm" svg:x="6.163cm" svg:y="6.098cm">
          <text:p text:style-name="P5">Service </text:p>
          <text:p text:style-name="P5">Node</text:p>
          <draw:enhanced-geometry svg:viewBox="0 0 21600 21600" draw:type="rectangle" draw:enhanced-path="M 0 0 L 21600 0 21600 21600 0 21600 0 0 Z N"/>
        </draw:custom-shape>
        <draw:line draw:style-name="gr47" draw:text-style-name="P7" draw:layer="layout" svg:x1="3.088cm" svg:y1="6.574cm" svg:x2="5.946cm" svg:y2="6.574cm">
          <text:p text:style-name="P5">Access Token</text:p>
          <text:p text:style-name="P5">Services</text:p>
        </draw:line>
        <draw:g draw:style-name="gr1">
          <draw:g draw:style-name="gr1">
            <draw:g draw:style-name="gr1">
              <draw:custom-shape draw:style-name="gr50" draw:text-style-name="P5" draw:layer="layout" svg:width="0.238cm" svg:height="0.256cm" svg:x="1.32cm" svg:y="6.40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35" draw:text-style-name="P5" draw:layer="layout" svg:width="0.596cm" svg:height="0.639cm" svg:x="1.141cm" svg:y="6.661cm" draw:kind="cut" draw:start-angle="0" draw:end-angle="180">
                <text:p/>
              </draw:ellipse>
              <draw:custom-shape draw:style-name="gr53" draw:text-style-name="P16" draw:layer="layout" svg:width="0.793cm" svg:height="0.17cm" svg:x="1.043cm" svg:y="6.9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5" draw:layer="layout" svg:width="0.794cm" svg:height="0.852cm" svg:x="1.042cm" svg:y="6.2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5" draw:text-style-name="P5" draw:layer="layout" svg:width="2.222cm" svg:height="1.905cm" svg:x="0.366cm" svg:y="5.622cm">
              <text:p/>
              <draw:enhanced-geometry svg:viewBox="0 0 21600 21600" draw:path-stretchpoint-x="10800" draw:path-stretchpoint-y="10800" draw:text-areas="?f3 ?f4 ?f5 ?f6" draw:type="round-rectangle" draw:modifiers="2266.526757607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51" draw:text-style-name="P7" draw:layer="layout" svg:x1="0.366cm" svg:y1="5.94cm" svg:x2="2.588cm" svg:y2="5.94cm">
              <text:p/>
            </draw:line>
            <draw:custom-shape draw:style-name="gr56" draw:text-style-name="P5" draw:layer="layout" svg:width="0.025cm" svg:height="0.025cm" svg:x="0.548cm" svg:y="5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0.025cm" svg:height="0.025cm" svg:x="0.648cm" svg:y="5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5" draw:layer="layout" svg:width="0.025cm" svg:height="0.025cm" svg:x="0.748cm" svg:y="5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">
            <draw:custom-shape draw:style-name="gr57" draw:text-style-name="P5" draw:layer="layout" svg:width="0.635cm" svg:height="0.424cm" svg:x="1.836cm" svg:y="6.074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g draw:style-name="gr1">
              <draw:custom-shape draw:style-name="gr50" draw:text-style-name="P5" draw:layer="layout" svg:width="0.213cm" svg:height="0.106cm" draw:transform="rotate (1.5707963267949) translate (1.942cm 6.39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51" draw:text-style-name="P7" draw:layer="layout" svg:x1="2.048cm" svg:y1="6.286cm" svg:x2="2.366cm" svg:y2="6.286cm">
                <text:p/>
              </draw:line>
              <draw:line draw:style-name="gr51" draw:text-style-name="P7" draw:layer="layout" svg:x1="2.26cm" svg:y1="6.179cm" svg:x2="2.26cm" svg:y2="6.285cm">
                <text:p/>
              </draw:line>
              <draw:line draw:style-name="gr51" draw:text-style-name="P7" draw:layer="layout" svg:x1="2.154cm" svg:y1="6.179cm" svg:x2="2.154cm" svg:y2="6.285cm">
                <text:p/>
              </draw:line>
            </draw:g>
          </draw:g>
        </draw:g>
        <draw:g draw:style-name="gr1">
          <draw:custom-shape draw:style-name="gr58" draw:text-style-name="P5" draw:layer="layout" svg:width="1.11cm" svg:height="0.741cm" svg:x="3.942cm" svg:y="1.84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g draw:style-name="gr1">
            <draw:custom-shape draw:style-name="gr50" draw:text-style-name="P5" draw:layer="layout" svg:width="0.372cm" svg:height="0.186cm" draw:transform="rotate (1.5707963267949) translate (4.127cm 2.4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line draw:style-name="gr51" draw:text-style-name="P7" draw:layer="layout" svg:x1="4.312cm" svg:y1="2.216cm" svg:x2="4.868cm" svg:y2="2.216cm">
              <text:p/>
            </draw:line>
            <draw:line draw:style-name="gr51" draw:text-style-name="P7" draw:layer="layout" svg:x1="4.683cm" svg:y1="2.03cm" svg:x2="4.683cm" svg:y2="2.216cm">
              <text:p/>
            </draw:line>
            <draw:line draw:style-name="gr51" draw:text-style-name="P7" draw:layer="layout" svg:x1="4.498cm" svg:y1="2.03cm" svg:x2="4.498cm" svg:y2="2.216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7 20 13" svg:d="M0 20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76cm" draw:marker-start-width="0.305cm" draw:marker-end-width="0.305cm"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/>
      <style:text-properties style:font-name="Noto Sans" fo:font-family="'Noto Sans'" style:font-family-generic="roman" style:font-pitch="variable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de" style:family="graphic" style:parent-style-name="standard">
      <style:graphic-properties draw:stroke-dash="Dash_20_Dot_20_4" draw:fill="none" draw:shadow="hidden" draw:shadow-offset-x="0.203cm" draw:shadow-offset-y="0.203cm" draw:shadow-color="#cccccc"/>
      <style:text-properties fo:font-size="10pt"/>
    </style:style>
    <style:style style:name="PRE" style:family="graphic" style:parent-style-name="Text">
      <style:graphic-properties draw:fill="solid" draw:fill-color="#eeeeee"/>
      <style:paragraph-properties>
        <style:tab-stops/>
      </style:paragraph-properties>
      <style:text-properties style:font-name="FreeMono2" fo:font-family="FreeMono" style:font-style-name="Regular" style:font-family-generic="modern" style:font-pitch="fixed" fo:font-size="9pt"/>
    </style:style>
    <style:style style:name="Object_20_without_20_fill_5f_1" style:display-name="Object without fill_1" style:family="graphic" style:parent-style-name="standard">
      <style:graphic-properties draw:stroke-dash="Dash_20_Dot_20_4" svg:stroke-width="0.076cm" draw:marker-start-width="0.305cm" draw:marker-end-width="0.305cm" draw:fill="none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10.41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1:31:30.639074857</meta:creation-date>
    <dc:date>2023-09-11T23:58:54.613667959</dc:date>
    <meta:editing-duration>PT2H48M3S</meta:editing-duration>
    <meta:editing-cycles>15</meta:editing-cycles>
    <meta:generator>LibreOffice/7.5.5.2$Linux_AARCH64 LibreOffice_project/50$Build-2</meta:generator>
    <meta:document-statistic meta:object-count="140"/>
  </office:meta>
</office:document-meta>
</file>